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Berylium" svg:font-family="Berylium"/>
    <style:font-face style:name="FreeSerif" svg:font-family="FreeSerif"/>
    <style:font-face style:name="Nimbus Roman No9 L" svg:font-family="'Nimbus Roman No9 L'"/>
    <style:font-face style:name="StarSymbol1" svg:font-family="StarSymbol"/>
    <style:font-face style:name="Tahoma1" svg:font-family="Tahoma"/>
    <style:font-face style:name="Berylium1" svg:font-family="Berylium" style:font-adornments="Félkövér dőlt" style:font-pitch="variable"/>
    <style:font-face style:name="FreeSerif2" svg:font-family="FreeSerif" style:font-adornments="Félkövér dőlt" style:font-pitch="variable"/>
    <style:font-face style:name="FreeSerif3" svg:font-family="FreeSerif" style:font-family-generic="roman" style:font-pitch="variable"/>
    <style:font-face style:name="FreeSerif1" svg:font-family="FreeSerif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in" style:auto-text-indent="fals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paragraph-properties fo:text-align="justify" style:justify-single-word="false"/>
      <style:text-properties fo:font-style="italic" style:text-underline-style="none" fo:font-weight="normal" fo:background-color="#ff9966" style:font-style-asian="italic" style:font-weight-asian="normal" style:font-style-complex="italic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style="italic" fo:background-color="#ff9966" style:font-style-asian="italic" style:font-style-complex="italic"/>
    </style:style>
    <style:style style:name="P6" style:family="paragraph" style:parent-style-name="Text_20_body">
      <style:text-properties fo:font-style="italic" fo:background-color="#ff0000" style:font-style-asian="italic" style:font-style-complex="italic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ext_20_body">
      <loext:graphic-properties draw:fill="solid" draw:fill-color="#ff0000"/>
      <style:paragraph-properties fo:background-color="#ff0000">
        <style:background-image/>
      </style:paragraph-properties>
    </style:style>
    <style:style style:name="P12" style:family="paragraph" style:parent-style-name="Text_20_body">
      <style:paragraph-properties fo:margin-left="0.4925in" fo:margin-right="0in" fo:text-indent="0in" style:auto-text-indent="false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P14" style:family="paragraph" style:parent-style-name="Text_20_body">
      <style:paragraph-properties fo:margin-left="0.9846in" fo:margin-right="0in" fo:text-indent="0in" style:auto-text-indent="false"/>
    </style:style>
    <style:style style:name="P15" style:family="paragraph" style:parent-style-name="Standard" style:list-style-name="L15"/>
    <style:style style:name="P16" style:family="paragraph" style:parent-style-name="Heading_20_2">
      <style:paragraph-properties fo:break-before="page"/>
    </style:style>
    <style:style style:name="P17" style:family="paragraph" style:parent-style-name="Heading_20_3">
      <style:text-properties fo:font-size="12pt" fo:font-style="normal" style:font-size-asian="12pt" style:font-style-asian="normal" style:font-size-complex="12pt" style:font-style-complex="normal"/>
    </style:style>
    <style:style style:name="P18" style:family="paragraph" style:parent-style-name="Heading_20_3">
      <style:paragraph-properties fo:break-before="page"/>
    </style:style>
    <style:style style:name="P19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22" style:family="paragraph" style:parent-style-name="Text_20_body" style:list-style-name="L1">
      <style:paragraph-properties fo:text-align="justify" style:justify-single-word="false"/>
    </style:style>
    <style:style style:name="P23" style:family="paragraph" style:parent-style-name="Text_20_body" style:list-style-name="L4">
      <style:paragraph-properties fo:text-align="justify" style:justify-single-word="false"/>
    </style:style>
    <style:style style:name="P24" style:family="paragraph" style:parent-style-name="Text_20_body" style:list-style-name="L6">
      <style:paragraph-properties fo:text-align="justify" style:justify-single-word="false"/>
    </style:style>
    <style:style style:name="P25" style:family="paragraph" style:parent-style-name="Text_20_body" style:list-style-name="L7">
      <style:paragraph-properties fo:text-align="justify" style:justify-single-word="false"/>
    </style:style>
    <style:style style:name="P26" style:family="paragraph" style:parent-style-name="Text_20_body" style:list-style-name="L1">
      <style:paragraph-properties fo:text-align="justify" style:justify-single-word="false"/>
      <style:text-properties fo:font-size="10pt" fo:font-style="italic" fo:background-color="#ffffcc" style:font-size-asian="10pt" style:font-style-asian="italic" style:font-size-complex="10pt" style:font-style-complex="italic"/>
    </style:style>
    <style:style style:name="P27" style:family="paragraph" style:parent-style-name="Text_20_body" style:list-style-name="L2"/>
    <style:style style:name="P28" style:family="paragraph" style:parent-style-name="Text_20_body" style:list-style-name="L5"/>
    <style:style style:name="P29" style:family="paragraph" style:parent-style-name="Text_20_body" style:list-style-name="L11"/>
    <style:style style:name="P30" style:family="paragraph" style:parent-style-name="Text_20_body" style:list-style-name="L12"/>
    <style:style style:name="P31" style:family="paragraph" style:parent-style-name="Text_20_body" style:list-style-name="L16">
      <style:text-properties fo:background-color="transparent"/>
    </style:style>
    <style:style style:name="P32" style:family="paragraph" style:parent-style-name="Text_20_body" style:list-style-name="L5">
      <style:text-properties officeooo:rsid="000e50fd" officeooo:paragraph-rsid="00104876"/>
    </style:style>
    <style:style style:name="P33" style:family="paragraph" style:parent-style-name="Text_20_body" style:list-style-name="L3">
      <style:paragraph-properties fo:margin-left="0in" fo:margin-right="0in" fo:text-indent="0in" style:auto-text-indent="false"/>
      <style:text-properties fo:font-size="12pt" fo:font-style="normal" fo:background-color="#ff0000" style:font-size-asian="12pt" style:font-style-asian="normal" style:font-size-complex="12pt" style:font-style-complex="normal"/>
    </style:style>
    <style:style style:name="P34" style:family="paragraph" style:parent-style-name="Text_20_body" style:list-style-name="L3">
      <style:paragraph-properties fo:margin-left="0in" fo:margin-right="0in" fo:text-indent="0in" style:auto-text-indent="false"/>
      <style:text-properties fo:background-color="transparent"/>
    </style:style>
    <style:style style:name="P35" style:family="paragraph" style:parent-style-name="Text_20_body" style:list-style-name="L7">
      <style:paragraph-properties fo:margin-left="0in" fo:margin-right="0in" fo:text-align="justify" style:justify-single-word="false" fo:text-indent="0in" style:auto-text-indent="false"/>
    </style:style>
    <style:style style:name="P36" style:family="paragraph" style:parent-style-name="Text_20_body" style:list-style-name="L14">
      <style:paragraph-properties fo:margin-left="0in" fo:margin-right="0in" fo:text-indent="0in" style:auto-text-indent="false"/>
    </style:style>
    <style:style style:name="P37" style:family="paragraph" style:parent-style-name="Text_20_body" style:list-style-name="L13">
      <style:paragraph-properties fo:margin-left="0in" fo:margin-right="0in" fo:text-indent="0in" style:auto-text-indent="false"/>
    </style:style>
    <style:style style:name="P38" style:family="paragraph" style:parent-style-name="Text_20_body" style:list-style-name="L16">
      <style:paragraph-properties fo:margin-left="0in" fo:margin-right="0in" fo:text-indent="0in" style:auto-text-indent="false"/>
    </style:style>
    <style:style style:name="P39" style:family="paragraph" style:parent-style-name="Text_20_body" style:list-style-name="L1">
      <style:paragraph-properties fo:margin-left="0.4925in" fo:margin-right="0in" fo:text-align="justify" style:justify-single-word="false" fo:text-indent="0in" style:auto-text-indent="false"/>
      <style:text-properties fo:font-size="10pt" fo:font-style="italic" style:text-underline-style="none" fo:background-color="#ffffcc" style:font-size-asian="10pt" style:font-style-asian="italic" style:font-size-complex="10pt" style:font-style-complex="italic"/>
    </style:style>
    <style:style style:name="P40" style:family="paragraph" style:parent-style-name="Text_20_body" style:list-style-name="L1">
      <style:paragraph-properties fo:margin-left="0.4925in" fo:margin-right="0in" fo:text-align="justify" style:justify-single-word="false" fo:text-indent="0in" style:auto-text-indent="false"/>
    </style:style>
    <style:style style:name="P41" style:family="paragraph" style:parent-style-name="Text_20_body" style:list-style-name="L8">
      <style:paragraph-properties fo:margin-left="0.4925in" fo:margin-right="0in" fo:text-align="justify" style:justify-single-word="false" fo:text-indent="0in" style:auto-text-indent="false"/>
    </style:style>
    <style:style style:name="P42" style:family="paragraph" style:parent-style-name="Text_20_body" style:list-style-name="L7">
      <style:paragraph-properties fo:margin-left="0.4925in" fo:margin-right="0in" fo:text-align="justify" style:justify-single-word="false" fo:text-indent="0in" style:auto-text-indent="false"/>
    </style:style>
    <style:style style:name="P43" style:family="paragraph" style:parent-style-name="Text_20_body" style:list-style-name="L7">
      <style:paragraph-properties fo:margin-left="0.4925in" fo:margin-right="0in" fo:text-align="justify" style:justify-single-word="false" fo:text-indent="0in" style:auto-text-indent="false"/>
      <style:text-properties officeooo:paragraph-rsid="0018afc4"/>
    </style:style>
    <style:style style:name="P44" style:family="paragraph" style:parent-style-name="Text_20_body" style:list-style-name="L13">
      <style:paragraph-properties fo:margin-left="0.4925in" fo:margin-right="0in" fo:text-indent="0in" style:auto-text-indent="false"/>
    </style:style>
    <style:style style:name="P45" style:family="paragraph" style:parent-style-name="Text_20_body" style:list-style-name="L14">
      <style:paragraph-properties fo:margin-left="0.4925in" fo:margin-right="0in" fo:text-indent="0in" style:auto-text-indent="false"/>
    </style:style>
    <style:style style:name="P46" style:family="paragraph" style:parent-style-name="Text_20_body" style:list-style-name="L13">
      <style:paragraph-properties fo:margin-left="0.4925in" fo:margin-right="0in" fo:text-indent="0in" style:auto-text-indent="false"/>
      <style:text-properties fo:background-color="#ff0000"/>
    </style:style>
    <style:style style:name="P47" style:family="paragraph" style:parent-style-name="Text_20_body" style:list-style-name="L15">
      <style:paragraph-properties fo:margin-left="0.4925in" fo:margin-right="0in" fo:text-indent="0in" style:auto-text-indent="false"/>
    </style:style>
    <style:style style:name="P48" style:family="paragraph" style:parent-style-name="Text_20_body" style:list-style-name="L17">
      <style:paragraph-properties fo:margin-left="0.4925in" fo:margin-right="0in" fo:text-indent="0in" style:auto-text-indent="false"/>
    </style:style>
    <style:style style:name="P49" style:family="paragraph" style:parent-style-name="Text_20_body" style:list-style-name="L19">
      <style:paragraph-properties fo:margin-left="0.4925in" fo:margin-right="0in" fo:text-indent="0in" style:auto-text-indent="false"/>
      <style:text-properties style:text-underline-style="solid" style:text-underline-width="auto" style:text-underline-color="font-color"/>
    </style:style>
    <style:style style:name="P50" style:family="paragraph" style:parent-style-name="Text_20_body" style:list-style-name="L18">
      <style:paragraph-properties fo:margin-left="0.4925in" fo:margin-right="0in" fo:text-indent="0in" style:auto-text-indent="false"/>
    </style:style>
    <style:style style:name="P51" style:family="paragraph" style:parent-style-name="Text_20_body" style:list-style-name="L19">
      <style:paragraph-properties fo:margin-left="0.4925in" fo:margin-right="0in" fo:text-indent="0in" style:auto-text-indent="false"/>
    </style:style>
    <style:style style:name="P52" style:family="paragraph" style:parent-style-name="Text_20_body" style:list-style-name="L18">
      <style:paragraph-properties fo:margin-left="0.9846in" fo:margin-right="0in" fo:text-indent="0in" style:auto-text-indent="false"/>
    </style:style>
    <style:style style:name="P53" style:family="paragraph" style:parent-style-name="Text_20_body" style:list-style-name="L19">
      <style:paragraph-properties fo:margin-left="0.9846in" fo:margin-right="0in" fo:text-indent="0in" style:auto-text-indent="false"/>
    </style:style>
    <style:style style:name="P54" style:family="paragraph" style:parent-style-name="Text_20_body" style:list-style-name="L18">
      <style:paragraph-properties fo:margin-left="1.4772in" fo:margin-right="0in" fo:text-indent="0in" style:auto-text-indent="false"/>
    </style:style>
    <style:style style:name="T1" style:family="text">
      <style:text-properties fo:background-color="#ffff99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fo:background-color="#ffff00" loext:char-shading-value="0" style:font-style-asian="italic" style:font-style-complex="italic"/>
    </style:style>
    <style:style style:name="T5" style:family="text">
      <style:text-properties fo:font-style="italic" officeooo:rsid="00130e87" fo:background-color="#ffff00" loext:char-shading-value="0" style:font-style-asian="italic" style:font-style-complex="italic"/>
    </style:style>
    <style:style style:name="T6" style:family="text">
      <style:text-properties fo:background-color="#ff0000" loext:char-shading-value="0"/>
    </style:style>
    <style:style style:name="T7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8" style:family="text">
      <style:text-properties officeooo:rsid="00104876"/>
    </style:style>
    <style:style style:name="T9" style:family="text">
      <style:text-properties officeooo:rsid="0013b6f1"/>
    </style:style>
    <style:style style:name="T10" style:family="text">
      <style:text-properties officeooo:rsid="00143b9d" fo:background-color="#ffff00" loext:char-shading-value="0"/>
    </style:style>
    <style:style style:name="T11" style:family="text">
      <style:text-properties officeooo:rsid="0015f7bc"/>
    </style:style>
    <style:style style:name="T12" style:family="text">
      <style:text-properties officeooo:rsid="0016ae26"/>
    </style:style>
    <style:style style:name="T13" style:family="text">
      <style:text-properties officeooo:rsid="0018afc4"/>
    </style:style>
    <style:style style:name="T14" style:family="text">
      <style:text-properties officeooo:rsid="001aa5a9"/>
    </style:style>
    <style:style style:name="T15" style:family="text">
      <style:text-properties officeooo:rsid="001ad3a2"/>
    </style:style>
    <style:style style:name="T16" style:family="text">
      <style:text-properties fo:background-color="#23ff23" loext:char-shading-value="0"/>
    </style:style>
    <style:style style:name="T17" style:family="text">
      <style:text-properties officeooo:rsid="001ad3a2" fo:background-color="#23ff23" loext:char-shading-value="0"/>
    </style:style>
    <style:style style:name="T18" style:family="text">
      <style:text-properties officeooo:rsid="001cba4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1"/>
      </text:list-level-style-bullet>
    </text:list-style>
    <text:list-style style:name="L18">
      <text:list-level-style-bullet text:level="1" text:style-name="Bullet_20_Symbols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1"/>
      </text:list-level-style-bullet>
    </text:list-style>
    <text:list-style style:name="L19">
      <text:list-level-style-bullet text:level="1" text:style-name="Bullet_20_Symbols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19">Magasmágia<text:tab/>2</text:p>
          <text:p text:style-name="P20">Maximum és Felvonható manapont fogalma<text:tab/>2</text:p>
          <text:p text:style-name="P20">Mana vissza/kinyerés, manaholt területek<text:tab/>2</text:p>
          <text:p text:style-name="P21">Külső mana használata (manahálóból)<text:tab/>3</text:p>
          <text:p text:style-name="P20">Mana felvonás / fókusz (két, tök más értelemben „manafelvonás” fogalom használva!)<text:tab/>3</text:p>
          <text:p text:style-name="P20">Varázsló botja<text:tab/>3</text:p>
          <text:p text:style-name="P19">Mozaikmágia iskolái<text:tab/>4</text:p>
          <text:p text:style-name="P20">Kategorizálatlan ötletek, mozaikok<text:tab/>4</text:p>
          <text:p text:style-name="P20">Metamágia<text:tab/>5</text:p>
          <text:p text:style-name="P20">Elemi mágia<text:tab/>6</text:p>
          <text:p text:style-name="P20">Természetes anyagok mágiája<text:tab/>7</text:p>
          <text:p text:style-name="P20">Asztrálmágia<text:tab/>8</text:p>
          <text:p text:style-name="P21">Asztrális mozaikok<text:tab/>8</text:p>
          <text:p text:style-name="P20">Mentálmágia<text:tab/>9</text:p>
          <text:p text:style-name="P20">Demonológia<text:tab/>10</text:p>
          <text:p text:style-name="P20">Fénymágia<text:tab/>11</text:p>
          <text:p text:style-name="P20">Csendmágia<text:tab/>12</text:p>
        </text:index-body>
      </text:table-of-content>
      <text:p text:style-name="Text_20_body"/>
      <text:p text:style-name="Text_20_body"/>
      <text:p text:style-name="P3"/>
      <text:h text:style-name="Heading_20_2" text:outline-level="2">Magasmágia</text:h>
      <text:p text:style-name="P7">Először a mágikus világkép egységesítése a cél. Ebben nagyon hasznos anyag az rpg.hu fórumán levő topik: <text:a xlink:type="simple" xlink:href="http://forum.rpg.hu/index.php?showtopic=8245" text:style-name="Internet_20_link" text:visited-style-name="Visited_20_Internet_20_Link">http://forum.rpg.hu/index.php?showtopic=8245</text:a></text:p>
      <text:p text:style-name="P7"/>
      <text:p text:style-name="P7">Jelenlegi elképzelés, irányelvek, ötletek:</text:p>
      <text:list xml:id="list372401031856714965" text:style-name="L1">
        <text:list-item text:start-value="1">
          <text:p text:style-name="P22">Merítsünk erősen a Codex mágiaképéből, szabályaiból, mert jók! :)</text:p>
        </text:list-item>
        <text:list-item>
          <text:p text:style-name="P26">Kérdéses: a varázslás biztos tudásból menjen, vagy lehessen képzettségpróbát dobni a mágiaiskolákra (a'la Codex)</text:p>
        </text:list-item>
        <text:list-item>
          <text:p text:style-name="P22">Az Asztrál és Mentálsík mellett legyen egy Mana-sík, ahol a lények „Manateste” van (Codexben ilyen az „Erők síkja”). Aki ért a varázsláshoz, vagy fogékony, annak fejlettebb, aktív a Manateste, képes manát befogadni, sűríteni, tanulással a benne tárolt manát formázni (varázsolni). A M* varázshasználói ebből a szempontból a codexes „Belső erős” varázslóknak felelnek meg, de a varázslással nem csökken mágiaellenállásuk, mint ott.</text:p>
        </text:list-item>
        <text:list-item>
          <text:p text:style-name="P22">Alapból a varázslás a manatestben tárolt manából történik, melyet az elme erejével formáz varázslatba a mágiahasználó.</text:p>
        </text:list-item>
      </text:list>
      <text:p text:style-name="P8"/>
      <text:h text:style-name="P17" text:outline-level="3">Maximum és Felvonható manapont fogalma</text:h>
      <text:list xml:id="list5466733181530370529" text:style-name="L2">
        <text:list-item>
          <text:p text:style-name="P27"><text:span text:style-name="T2">Max mana</text:span>: maximum manatestbe befogadható manapont mennyiség</text:p>
        </text:list-item>
        <text:list-item>
          <text:p text:style-name="P27"><text:span text:style-name="T2">Felvonható mana</text:span>: egy varázslatba max ennyi manapontot képes egyszerre befektetni<text:line-break/>(<text:span text:style-name="T4">legyen mondjuk a manaigény </text:span><text:span text:style-name="T5">(vagy max mana?) </text:span><text:span text:style-name="T4">fele, vagy 2/3-a</text:span>)</text:p>
        </text:list-item>
      </text:list>
      <text:p text:style-name="P13">(Így magas szinten több erős varázslatot is ellőhet.)</text:p>
      <text:list xml:id="list8536654895776965941" text:style-name="L3">
        <text:list-item>
          <text:p text:style-name="P33">Emiatt talán nincs is szükség a max 10MP/szint korlátra</text:p>
        </text:list-item>
        <text:list-item>
          <text:p text:style-name="P34">Spéci pszí diszciplína: +x <text:span text:style-name="T7">Ψ</text:span>p-ért +10% lehet az egyben felvonható mana</text:p>
        </text:list-item>
      </text:list>
      <text:h text:style-name="Heading_20_3" text:outline-level="3">Mana vissza/kinyerés, manaholt területek</text:h>
      <text:list xml:id="list172335046026376" text:continue-list="list372401031856714965" text:style-name="L1">
        <text:list-item text:start-value="1">
          <text:p text:style-name="P22">A manatestbe a manakinyerési módszerekkel lehet visszagyűjteni a manát az Energiagyűjtés diszciplína segítségével.</text:p>
        </text:list-item>
        <text:list-item>
          <text:p text:style-name="P39">Kérdés: tradíciónként legyenek eltérő manakinyerési módok, vagy ez legyen egységes?</text:p>
        </text:list-item>
        <text:list-item>
          <text:p text:style-name="P22">Manaholt területen: a varázsló nem képes Manát begyűjteni a manatestbe semmilyen energiagyűjtési móddal, viszont varázsolni továbbra is tud. Esetleg kerülhetnének kicsit többe is a varázslatok, mert a holt terület a manasíkon – mint vákuum az űrben – plusz mennyiséget „szippant” a manatestből, mikor abból kiáramlik a formázandó mana. (+20% Mana Pont <text:span text:style-name="T9">költség</text:span>). A varázsló ilyenkor úgy érzi, mintha lassan szipolyoznák, ugyanaz a varázslat többet „lop” tőle, mint máskor. Esetleg percenként varázslás nélkül is elveszíthetne 1MP-ot (szivárgás), ha nem koncentrál rá folyamatosan (akkor megszűnik a szivárgás), de az hosszú távon kimerítő.</text:p>
        </text:list-item>
        <text:list-item>
          <text:p text:style-name="P40">Lehetnének lakói is a manasíknak, hasonlóan a Codexhez.</text:p>
        </text:list-item>
        <text:list-item>
          <text:p text:style-name="P22"><text:soft-page-break/>Managazdag terület: adott idő alatt több mana jön vissza az energiagyűjtési módszerekkel.</text:p>
        </text:list-item>
        <text:list-item>
          <text:p text:style-name="P40">Legyen azért limit. Legfeljebb <text:span text:style-name="T6">3x-os</text:span> (??) sebességgel térjenek vissza a Mana Pontok.</text:p>
        </text:list-item>
      </text:list>
      <text:p text:style-name="P7"/>
      <text:h text:style-name="Heading_20_4" text:outline-level="4">Külső mana használata (manahálóból)</text:h>
      <text:p text:style-name="P9">Legyen lehetőség a külső (nem manatestben tárolt) manából direktben is varázsolni. Ebben még nincs végleges megállapodás, hogy hogyan legyen. Kézenfekvő lenne a Metamágia alá betenni egy ilyen mozaikot, amit hozzá kell fűzni a varázslathoz), de az már így is baromi erős. Esetleg külön tanulandó, Metamágia alá felvehető mágikus fortély... <text:s/>(mint a tápos pszí diszciplínáknál).</text:p>
      <text:p text:style-name="P7">Mindenesetre külön mozaik, amit hozzá kell fűzni a varázslathoz. </text:p>
      <text:list xml:id="list8240559551425408488" text:style-name="L4">
        <text:list-item>
          <text:p text:style-name="P23">Úgy kell belőni, hogy manaigénye (ha lesz egyáltalán) ne tegye értelmetlenné a használatát.</text:p>
        </text:list-item>
        <text:list-item>
          <text:p text:style-name="P23">Manaholt területen hatástalan</text:p>
        </text:list-item>
        <text:list-item>
          <text:p text:style-name="P23"><text:span text:style-name="T2">Megduplázza</text:span> a varázslás időtartamát</text:p>
        </text:list-item>
        <text:list-item>
          <text:p text:style-name="P23">A mágiaiskolák képzettségpróbáinak célszáma <text:span text:style-name="T6">X-el</text:span> emelkedik.</text:p>
        </text:list-item>
        <text:list-item>
          <text:p text:style-name="P23">Meg kell határozni, hogy a varázslat manaigényének max mekkora részét lehessen külső forrásból fedezni</text:p>
        </text:list-item>
      </text:list>
      <text:p text:style-name="P10"/>
      <text:h text:style-name="Heading_20_3" text:outline-level="3">Mana felvonás / fókusz <text:s text:c="2"/><text:span text:style-name="T10">(két, tök más értelemben „manafelvonás” fogalom használva!)</text:span></text:h>
      <text:p text:style-name="P7">Lehetne olyan, hogy a varázsló „felvonja” a manát, azaz előkészíti, fókuszba húzza, már csak ki kell „lőnie”. Kvázi késlelteti az „élesedését” egy kicsit.</text:p>
      <text:p text:style-name="P7">Ez nem veszélytelen művelet, pár másodpercig (körig?) tudja csak, utána a mana elszabadul. Kevésbé rossz esetben a mana elillan, a varázsló szempontjából elvész. Rosszabb esetben... :-&gt;</text:p>
      <text:p text:style-name="P4">Csak Mozaikmágus tudja, vagy más mágia-tradíciót tanult is?</text:p>
      <text:p text:style-name="P4">Az ilyen fókuszt egy magas szintű Metamágus kívülről tudja manipulálni, <text:span text:style-name="T11">esetleg fókuszként felhasználni</text:span>.. Ez is érdekes szituációkhoz vezethet :)</text:p>
      <text:p text:style-name="P4">Valamilyen próbadobás kelljen ide is persze.</text:p>
      <text:h text:style-name="Heading_20_3" text:outline-level="3">Varázsló botja</text:h>
      <text:p text:style-name="P9">TODO</text:p>
      <text:p text:style-name="Text_20_body"/>
      <text:h text:style-name="P16" text:outline-level="2">Mozaikmágia iskolái</text:h>
      <text:h text:style-name="Heading_20_3" text:outline-level="3">Kategorizálatlan ötletek, mozaikok</text:h>
      <text:list xml:id="list4459311271859108474" text:style-name="L5">
        <text:list-item>
          <text:p text:style-name="P28">Lehallgatás távolról</text:p>
        </text:list-item>
        <text:list-item>
          <text:p text:style-name="P32"><text:span text:style-name="T8">Fizikai hatás távoli létrehozása. Példa: tűzgolyó létrehozása az áldozat mellett / annak arcában evidens, hogy hatékonyabb/ésszerűbb, mi értelme lenne távolról „rálőni” az áldozatra - mint ahogy azt "kéne" :)?</text:span></text:p>
          <text:list>
            <text:list-item>
              <text:p text:style-name="P32"><text:span text:style-name="T8">Megoldás: minden távolra létrehozott hatás az aurával való kinyúlás/kiterjesztésnek megfelelően „terjedjen ki”.</text:span> <text:span text:style-name="T8">A fenti példánál maradva a varázslás ideje alatt a kinyújtott szellemkéz először halvány, majd egyre erősebb vörös csikként parázslik a levegőben, részint – az áldozat számára – remekül kijelölve a varázsló helyzetét, részben időt hagyva a menekülésre, elmozgásra. Ilyenkor lehet, hogy érdemes lehet a tűzgolyót a varázslónak távol – maga mellett – létrehozni és onnan odairányítani.</text:span></text:p>
            </text:list-item>
          </text:list>
        </text:list-item>
      </text:list>
      <text:p text:style-name="Text_20_body"/>
      <text:p text:style-name="Text_20_body"/>
      <text:h text:style-name="P18" text:outline-level="3">Metamágia</text:h>
      <text:p text:style-name="P4">Nagyon széleskörű és erős. Lehetne Átfogó nehézségű képzettség, <text:span text:style-name="T12">vagy szétdobálni mágikus Fortélyokba.</text:span></text:p>
      <text:p text:style-name="P5">Ez a másik nagy kérdéskör. Esetleg a tapasztalati mágiát űzőknek is legyenek külön varázslatokként hasonló varázslataik...?</text:p>
      <text:p text:style-name="P7">Mindenképpen szükség van a következő formulákra:</text:p>
      <text:list xml:id="list6008418840974868199" text:style-name="L6">
        <text:list-item>
          <text:p text:style-name="P24">Fürkészés, Destrukció, Leplezés, <text:span text:style-name="T1">Célpont-többszörözés</text:span> (by Noro), <text:s/>Aurarejtés/hamisítás</text:p>
        </text:list-item>
        <text:list-item>
          <text:p text:style-name="P24">Mágia megzavarása</text:p>
        </text:list-item>
        <text:list-item>
          <text:p text:style-name="P24">Saját mágia megszüntetése: bármikor, energia befektetése nélkül</text:p>
        </text:list-item>
      </text:list>
      <text:p text:style-name="P7">Ezeken kívül ilyen mozaikok merültek fel:</text:p>
      <text:list xml:id="list4413061753997374379" text:style-name="L7">
        <text:list-item>
          <text:p text:style-name="P25">Manaterelés/formázás (Manakontroll)</text:p>
        </text:list-item>
      </text:list>
      <text:list xml:id="list2269093560068972589" text:style-name="L8">
        <text:list-item>
          <text:p text:style-name="P41">Alacsonyabb szinten érzékelésre (mana áramlása), magasabb szinten a Mana áramoltatására, manipulálására lehet használni. FANTÁZIA!!</text:p>
        </text:list-item>
      </text:list>
      <text:list xml:id="list172334538725698" text:continue-list="list4413061753997374379" text:style-name="L7">
        <text:list-item text:start-value="1">
          <text:p text:style-name="P43">Manaholt „buborékok” létrehozása <text:span text:style-name="T13">például.</text:span></text:p>
        </text:list-item>
        <text:list-item>
          <text:p text:style-name="P42">Ideiglenes manafókuszok létesítése (hosszabb, ceremoniális mágia inkább)</text:p>
        </text:list-item>
        <text:list-item>
          <text:p text:style-name="P42">Manára varázslás: ez még nagyon experimental ötlet. Ideglenesen megváltoztatná a manának, mint esszenciának tulajdonságait. Megbolonduló varázslatok, stb.</text:p>
        </text:list-item>
        <text:list-item>
          <text:p text:style-name="P35">Szipoly</text:p>
        </text:list-item>
        <text:list-item>
          <text:p text:style-name="P42">Ezzel a mozaikkal lehessen manát szipolyozni más manatestéből. Ez elég táp, szóval a nehézség szintjeit jó magasan kell kezdeni. Persze kérdéses még, hogy egyáltalán ez alá az iskola alá tartozzon-e… <text:span text:style-name="T14">Kell hozzá csomó „komponens” pl. az áldozat vére(?), igazi neve(?), </text:span></text:p>
        </text:list-item>
        <text:list-item>
          <text:p text:style-name="P35">Varázslat <text:span text:style-name="T15">rejtjelezése</text:span></text:p>
        </text:list-item>
        <text:list-item>
          <text:p text:style-name="P42">ez tudom, kicsit informatika szagú :) de jó.</text:p>
        </text:list-item>
        <text:list-item>
          <text:p text:style-name="P42">Nehezebb az ilyen mágiát destruálni. Először mindenképpen Fürkészni kell, ki kell ismerni. A „kód” lehet egy érzelem, gondolat, stb. De könnyebb intuitíven ráérezni, magából a varázslatból, mint mondjuk egy „password”-re. Inkább olyan, mint egy rejtvény megfejtése.</text:p>
        </text:list-item>
        <text:list-item>
          <text:p text:style-name="P35">Hamis leplezés</text:p>
        </text:list-item>
        <text:list-item>
          <text:p text:style-name="P42">A varázslatnak lesz egy „kamu” leplezési Erőssége. Ha azt eléri, akkor a Fürkészésre más eredményt ad kap a fürkésző. Ha a valós (magasabb) nehézséget is eléri, akkor rájön a varázslat <text:span text:style-name="T2">valódi</text:span> természetére.</text:p>
        </text:list-item>
      </text:list>
      <text:p text:style-name="P2"/>
      <text:p text:style-name="P2"/>
      <text:p text:style-name="Text_20_body"/>
      <text:p text:style-name="Text_20_body"/>
      <text:h text:style-name="P18" text:outline-level="3">Elemi mágia</text:h>
      <text:p text:style-name="Text_20_body"><text:span text:style-name="T16">V1.</text:span><text:span text:style-name="T17">6</text:span><text:span text:style-name="T16"> (kinn van külső dokban)</text:span></text:p>
      <text:p text:style-name="Text_20_body"><text:span text:style-name="T16"/></text:p>
      <text:h text:style-name="P18" text:outline-level="3">Természetes anyagok mágiája</text:h>
      <text:p text:style-name="P11">TODO</text:p>
      <text:list xml:id="list3985934937316721267" text:style-name="L11">
        <text:list-item>
          <text:p text:style-name="P29">Átváltozás</text:p>
        </text:list-item>
      </text:list>
      <text:p text:style-name="Text_20_body"/>
      <text:h text:style-name="P18" text:outline-level="3">Asztrálmágia</text:h>
      <text:p text:style-name="P6">Az „Akaratátvitel” mozaik asztrálmágia legyen, ne mentál?</text:p>
      <text:list xml:id="list360608347325837562" text:style-name="L12">
        <text:list-item>
          <text:p text:style-name="P30">Követelmények: </text:p>
        </text:list-item>
      </text:list>
      <text:list xml:id="list7831968310700467294" text:style-name="L13">
        <text:list-item>
          <text:p text:style-name="P44">Emberismeret követelmény: mondjuk 3-al alacsonyabb szinten kell, hogy meglegyen, mint a mágiaiskola</text:p>
        </text:list-item>
        <text:list-item>
          <text:p text:style-name="P44">Stabilitás Tulajdonság egyre magasabb fokai</text:p>
        </text:list-item>
      </text:list>
      <text:h text:style-name="Heading_20_4" text:outline-level="4">Asztrális mozaikok</text:h>
      <text:list xml:id="list4619788108430766394" text:style-name="L14">
        <text:list-item>
          <text:p text:style-name="P36">Hangulat: Nem érzelmet ébreszt valami iránt, hanem egy hangulatot idéz elő, természetesen változtatható erősséggel. Ha az célpont ellentétes hangulatban van, akkor nehezebb.</text:p>
        </text:list-item>
        <text:list-item>
          <text:p text:style-name="P45">Ehhez lehetne követelmény valamilyen alacsonyabb szintű művészet</text:p>
        </text:list-item>
        <text:list-item>
          <text:p text:style-name="P36">Itt is alkalmazhatjuk a Codex asztrálmágia körét.</text:p>
        </text:list-item>
      </text:list>
      <text:p text:style-name="P1"/>
      <text:p text:style-name="Text_20_body"/>
      <text:h text:style-name="P18" text:outline-level="3">Mentálmágia</text:h>
      <text:list xml:id="list172334791483258" text:continue-list="list7831968310700467294" text:style-name="L13">
        <text:list-item text:start-value="1">
          <text:p text:style-name="P37">Ha emlék olvasás folyik, vagy valamilyen mentál operáció, akkor az érintett emlékek a homlokterébe kerülhetnek az áldozatnak. Hogy mennyire, az a Mentálmágia képzettségpróbától függ. Pontosabban, hogy mennyivel haladja meg a célszámot. Ha ront<text:span text:style-name="T18">á</text:span>s történt, akkor erre még nagyobb az esély (majdnem tuti).</text:p>
        </text:list-item>
        <text:list-item>
          <text:p text:style-name="P46">Meghatározni, hogy mekkora erre az esély a különböző próba eredményektől függően</text:p>
        </text:list-item>
        <text:list-item>
          <text:p text:style-name="P37">Állatokra asztrál- és mentálmágia követelmény</text:p>
        </text:list-item>
        <text:list-item>
          <text:p text:style-name="P44">Természetjárás? Idomítás?</text:p>
        </text:list-item>
      </text:list>
      <text:p text:style-name="P1"/>
      <text:p text:style-name="P1"/>
      <text:p text:style-name="Text_20_body"/>
      <text:h text:style-name="P18" text:outline-level="3">Demonológia</text:h>
      <text:list xml:id="list8143592883092904580" text:style-name="L15">
        <text:list-item>
          <text:p text:style-name="P15">Az idézésnél a gyertya elfújós dolog részben hülyeség, mert a gyertya tuti leég előbb utóbb. Kelljen hozzá egy Démon-szimpátia mozaik, ami idézéskor hozzákapcsolja a gyertyát a démonhoz. Viszont! Ezt fenn kelljen tartani. Vagy</text:p>
        </text:list-item>
        <text:list-item>
          <text:p text:style-name="P47">koncentrálni rá</text:p>
        </text:list-item>
      </text:list>
      <text:p text:style-name="P14">vagy</text:p>
      <text:list xml:id="list172334211755820" text:continue-list="list8143592883092904580" text:style-name="L15">
        <text:list-item text:start-value="1">
          <text:p text:style-name="P47">időtartammal nyújtani a mozaikot</text:p>
        </text:list-item>
      </text:list>
      <text:p text:style-name="P12">Ha lejár, akkor a kapcsolat megszakad, a gyertya kialvása nem okozza a démon halálát.</text:p>
      <text:p text:style-name="P1"/>
      <text:h text:style-name="P18" text:outline-level="3">Fénymágia</text:h>
      <text:p text:style-name="P7">Ez eddig hiányzott a varázsló eszköztárából. Több manájába kerüljön ugyanazt megcsinálni, mint a bárdmágiát alkalmazónak és a nehézsége is magasabb legyen. (vagy csak a nehézség legyen magasabb...?)</text:p>
      <text:p text:style-name="Text_20_body"/>
      <text:h text:style-name="P18" text:outline-level="3">Csendmágia</text:h>
      <text:p text:style-name="P11">TODO: Kidolgozni teljesen. </text:p>
      <text:list xml:id="list5664169809091358161" text:style-name="L16">
        <text:list-item>
          <text:p text:style-name="P31">Egy definiált zóna <text:span text:style-name="T3">határon</text:span> átmenő hangokat</text:p>
        </text:list-item>
      </text:list>
      <text:list xml:id="list1884144812308061707" text:style-name="L17">
        <text:list-item>
          <text:p text:style-name="P48">csak befelé / csak kifelé / mindkét irányba</text:p>
        </text:list-item>
      </text:list>
      <text:list xml:id="list6658117837132265004" text:style-name="L18">
        <text:list-item>
          <text:p text:style-name="P52">gyengíti</text:p>
        </text:list-item>
        <text:list-item>
          <text:p text:style-name="P52">kioltja</text:p>
        </text:list-item>
        <text:list-item>
          <text:p text:style-name="P52">visszhangoztatja</text:p>
        </text:list-item>
        <text:list-item>
          <text:p text:style-name="P52">eltéríti: más irányból érkezőnek tűnik</text:p>
        </text:list-item>
        <text:list-item>
          <text:p text:style-name="P52">megszűri hangtartomány szerint </text:p>
        </text:list-item>
        <text:list-item>
          <text:p text:style-name="P54">csak egy konkrét hangtartomány menjen át</text:p>
        </text:list-item>
        <text:list-item>
          <text:p text:style-name="P54">csak egy konkrét hangtartomány NE menjen át<text:line-break/>(pl. beszédhangok menjenek csak át)</text:p>
        </text:list-item>
      </text:list>
      <text:list xml:id="list172334922346616" text:continue-list="list5664169809091358161" text:style-name="L16">
        <text:list-item>
          <text:p text:style-name="P38">Egy definiált zónán belül </text:p>
        </text:list-item>
      </text:list>
      <text:list xml:id="list5611157829120095141" text:style-name="L19">
        <text:list-item>
          <text:p text:style-name="P49">mindenhol</text:p>
        </text:list-item>
        <text:list-item>
          <text:p text:style-name="P53">gyengíti</text:p>
        </text:list-item>
        <text:list-item>
          <text:p text:style-name="P53">kioltja</text:p>
        </text:list-item>
        <text:list-item>
          <text:p text:style-name="P53">visszhangoztatja</text:p>
        </text:list-item>
      </text:list>
      <text:list xml:id="list172334235975977" text:continue-list="list6658117837132265004" text:style-name="L18">
        <text:list-item text:start-value="1">
          <text:p text:style-name="P52">megszűri hangtartomány szerint </text:p>
        </text:list-item>
        <text:list-item>
          <text:p text:style-name="P54">csak egy konkrét hangtartomány legyen hallható</text:p>
        </text:list-item>
        <text:list-item>
          <text:p text:style-name="P54">csak egy konkrét hangtartomány NE legyen hallható<text:line-break/>(pl. csak beszédhangok legyenek hallatóak)</text:p>
        </text:list-item>
        <text:list-item>
          <text:p text:style-name="P50">csak bizonyos területen??? (uez)</text:p>
        </text:list-item>
      </text:list>
      <text:list xml:id="list172334033870221" text:continue-list="list5611157829120095141" text:style-name="L19">
        <text:list-item text:start-value="1">
          <text:p text:style-name="P51">a távolság függvényében </text:p>
        </text:list-item>
        <text:list-item>
          <text:p text:style-name="P53">intenzívebben halkul a hang<text:line-break/>(tehát, ha a sima beszédet eddig 10m-ről közepesen jól lehetett hallani, akkor most már csak rosszul)</text:p>
        </text:list-item>
      </text:list>
      <text:p text:style-name="P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Berylium" svg:font-family="Berylium"/>
    <style:font-face style:name="FreeSerif" svg:font-family="FreeSerif"/>
    <style:font-face style:name="Nimbus Roman No9 L" svg:font-family="'Nimbus Roman No9 L'"/>
    <style:font-face style:name="StarSymbol1" svg:font-family="StarSymbol"/>
    <style:font-face style:name="Tahoma1" svg:font-family="Tahoma"/>
    <style:font-face style:name="Berylium1" svg:font-family="Berylium" style:font-adornments="Félkövér dőlt" style:font-pitch="variable"/>
    <style:font-face style:name="FreeSerif2" svg:font-family="FreeSerif" style:font-adornments="Félkövér dőlt" style:font-pitch="variable"/>
    <style:font-face style:name="FreeSerif3" svg:font-family="FreeSerif" style:font-family-generic="roman" style:font-pitch="variable"/>
    <style:font-face style:name="FreeSerif1" svg:font-family="FreeSerif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hu" fo:country="HU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hu" fo:country="H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FreeSerif" fo:font-family="FreeSerif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835in" fo:margin-bottom="0.2008in" loext:contextual-spacing="false" style:shadow="#808080 0.0709in 0.0709in">
        <style:tab-stops/>
      </style:paragraph-properties>
      <style:text-properties style:font-name="Berylium1" fo:font-family="Berylium" style:font-style-name="Félkövér dőlt" style:font-pitch="variable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654in" fo:margin-bottom="0.122in" loext:contextual-spacing="false" style:page-number="auto" fo:break-before="auto" fo:break-after="auto" style:shadow="#c0c0c0 -0.0193in 0.0193in">
        <style:tab-stops/>
      </style:paragraph-properties>
      <style:text-properties style:font-name="FreeSerif1" fo:font-family="FreeSerif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0398in" fo:margin-right="0in" fo:margin-top="0.0866in" fo:margin-bottom="0.0827in" loext:contextual-spacing="false" fo:text-indent="0in" style:auto-text-indent="false" style:shadow="#c0c0c0 0.0193in 0.0193in" text:number-lines="false" text:line-number="0">
        <style:tab-stops/>
      </style:paragraph-properties>
      <style:text-properties style:font-name="FreeSerif2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Windows_x86 LibreOffice_project/c4c7d32d0d49397cad38d62472b0bc8acff48dd6</meta:generator>
    <meta:editing-cycles>16</meta:editing-cycles>
    <meta:editing-duration>PT4H28M46S</meta:editing-duration>
    <dc:date>2015-05-05T17:23:33.074000000</dc:date>
    <meta:document-statistic meta:table-count="0" meta:image-count="0" meta:object-count="0" meta:page-count="12" meta:paragraph-count="128" meta:word-count="1311" meta:character-count="9381" meta:non-whitespace-character-count="8251"/>
    <meta:user-defined meta:name="Információ 1"/>
    <meta:user-defined meta:name="Információ 2"/>
    <meta:user-defined meta:name="Információ 3"/>
    <meta:user-defined meta:name="Információ 4"/>
  </office:meta>
</office:document-meta>
</file>